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2705" officeooo:paragraph-rsid="00112705"/>
    </style:style>
    <style:style style:name="P2" style:family="paragraph" style:parent-style-name="Standard">
      <style:text-properties fo:font-style="italic" fo:font-weight="bold" officeooo:rsid="00112705" officeooo:paragraph-rsid="00112705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130754" officeooo:paragraph-rsid="00130754"/>
    </style:style>
    <style:style style:name="P4" style:family="paragraph" style:parent-style-name="Standard">
      <style:text-properties officeooo:rsid="001450c5" officeooo:paragraph-rsid="001450c5"/>
    </style:style>
    <style:style style:name="P5" style:family="paragraph" style:parent-style-name="Standard">
      <style:text-properties officeooo:rsid="0014fd06" officeooo:paragraph-rsid="0014fd06"/>
    </style:style>
    <style:style style:name="P6" style:family="paragraph" style:parent-style-name="Standard">
      <style:text-properties officeooo:rsid="00163237" officeooo:paragraph-rsid="00163237"/>
    </style:style>
    <style:style style:name="P7" style:family="paragraph" style:parent-style-name="Standard">
      <style:text-properties officeooo:rsid="0016c13a" officeooo:paragraph-rsid="0016c13a"/>
    </style:style>
    <style:style style:name="P8" style:family="paragraph" style:parent-style-name="Standard">
      <style:paragraph-properties fo:text-align="center" style:justify-single-word="false"/>
      <style:text-properties fo:font-size="23pt" officeooo:rsid="00112705" officeooo:paragraph-rsid="00112705" style:font-size-asian="23pt" style:font-size-complex="23pt"/>
    </style:style>
    <style:style style:name="P9" style:family="paragraph" style:parent-style-name="Standard">
      <style:text-properties officeooo:rsid="00194483" officeooo:paragraph-rsid="00194483"/>
    </style:style>
    <style:style style:name="P10" style:family="paragraph" style:parent-style-name="Standard">
      <style:text-properties officeooo:rsid="0016c13a" officeooo:paragraph-rsid="001af1bb"/>
    </style:style>
    <style:style style:name="P11" style:family="paragraph" style:parent-style-name="Standard">
      <style:text-properties officeooo:rsid="001450c5" officeooo:paragraph-rsid="001450c5"/>
    </style:style>
    <style:style style:name="P12" style:family="paragraph" style:parent-style-name="Standard">
      <style:text-properties officeooo:rsid="001450c5" officeooo:paragraph-rsid="001af1bb"/>
    </style:style>
    <style:style style:name="T1" style:family="text">
      <style:text-properties officeooo:rsid="00163237"/>
    </style:style>
    <style:style style:name="T2" style:family="text">
      <style:text-properties officeooo:rsid="00170613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af1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ta Mining – Homework_ <text:span text:style-name="T2">3</text:span></text:p>
      <text:p text:style-name="P1"/>
      <text:p text:style-name="P2">(a) How many levels are there in the decision tree?</text:p>
      <text:p text:style-name="P1"/>
      <text:p text:style-name="P3">The decision tree has three level. Starting from the setosa (1), it is divided into two groups: the ones with a Petal.Length (2.1) less than 2.5 <text:span text:style-name="T1">cms</text:span> <text:s/>and the ones with a Petal.Lenght (2.2) equal or higher to 2.5 <text:span text:style-name="T1">cm</text:span>. Then, for the versicolor petals equal or higher than 2.5 <text:span text:style-name="T1">cms</text:span>, it is divided again into two groups <text:s/>taking into account if the Petal.Width is lower (2.2.1), or equal or higher (2.2.2) than 1.8 <text:span text:style-name="T1">cms</text:span>.</text:p>
      <text:p text:style-name="P1"><text:s/></text:p>
      <text:p text:style-name="P2">(b) What is the default class label associated with each vertex? Your output should look like the following: Level N, Vertex 1: Default class label is Level N, Vertex 2: Default class label is ... </text:p>
      <text:p text:style-name="P1"/>
      <text:p text:style-name="P7">Level 1, Vertex 1: <text:span text:style-name="T4">Default class label is &lt;</text:span>setosa&gt;</text:p>
      <text:p text:style-name="P10">Level 2, Vertex 1: <text:span text:style-name="T4">Default class label is &lt;</text:span>setosa&gt;</text:p>
      <text:p text:style-name="P10">Level 2, Vertex 2: <text:s/><text:span text:style-name="T4">Default class label is &lt;</text:span>versicolor&gt;(fifty fifty)</text:p>
      <text:p text:style-name="P10">Level 3, Vertex 1: <text:s/><text:span text:style-name="T4">Default class label is &lt;</text:span>versicolor&gt;(91/100)</text:p>
      <text:p text:style-name="P10">Level 3, Vertex 2: <text:s/><text:span text:style-name="T4">Default class label is &lt;</text:span>v<text:span text:style-name="T4">irginica</text:span>&gt; (98/100)</text:p>
      <text:p text:style-name="P1"/>
      <text:p text:style-name="P2">(c) Starting from the root note, what is the name of the first attribute used for a decision, and what are the split points? Your answer should be of the form: Level N, split on attribute: . Split points: &lt; X.X left subtree, &gt;= X.X right subtree …</text:p>
      <text:p text:style-name="P2"/>
      <text:p text:style-name="P1"/>
      <text:p text:style-name="P4">Level 1, split on attribute: Petal.Length (2.5 <text:span text:style-name="T1">cms</text:span>)</text:p>
      <text:p text:style-name="P12"><text:tab/><text:span text:style-name="T4">Split points: &lt;2.5 cms left subtree, &gt;=2.5 cms right subtree</text:span></text:p>
      <text:p text:style-name="P12"><text:span text:style-name="T4"><text:s/></text:span></text:p>
      <text:p text:style-name="P4">Level 2, split on attribute: Petal.Width (1.8 <text:span text:style-name="T1">cms</text:span>)</text:p>
      <text:p text:style-name="P12"><text:tab/><text:span text:style-name="T4">Split points: &lt;1.8 cms left subtree, &gt;=1.8 cms right subtree</text:span></text:p>
      <text:p text:style-name="P4"/>
      <text:p text:style-name="P4"/>
      <text:p text:style-name="P2">(d) Each vertex has three lines.</text:p>
      <text:p text:style-name="P1"/>
      <text:p text:style-name="P2">(i) At each vertex, what do the three numbers in the middle line signify?</text:p>
      <text:p text:style-name="P2"/>
      <text:p text:style-name="P6">The numbers in the middle line mean the predicted probability for every group classification. </text:p>
      <text:p text:style-name="P1"/>
      <text:p text:style-name="P2">(ii) At each vertex, what does the last line signify?</text:p>
      <text:p text:style-name="P1"/>
      <text:p text:style-name="P5">The last line contains the value of the likelyhood of pertaining to that group in the classification made.</text:p>
      <text:p text:style-name="P1"/>
      <text:p text:style-name="P1"/>
      <text:p text:style-name="P1"/>
      <text:p text:style-name="P9"><text:span text:style-name="T3">Author: </text:span>Julen Ferro Bañal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4:17:27.367000000</meta:creation-date>
    <dc:date>2022-10-03T20:15:33.371000000</dc:date>
    <meta:editing-duration>PT52M31S</meta:editing-duration>
    <meta:editing-cycles>8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2" meta:word-count="321" meta:character-count="1836" meta:non-whitespace-character-count="1523"/>
  </office:meta>
</office:document-meta>
</file>